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margin-top="0in" fo:margin-bottom="0.1965in" loext:contextual-spacing="false" fo:line-height="200%" fo:orphans="2" fo:widows="2" fo:text-indent="0in" style:auto-text-indent="false"/>
      <style:text-properties fo:font-variant="normal" fo:text-transform="none" fo:color="#000000" style:font-name="helvetica" fo:font-size="10.5pt" fo:letter-spacing="normal" fo:font-style="normal" fo:font-weight="normal" officeooo:paragraph-rsid="00065a6a" style:font-size-asian="10.5pt" style:font-size-complex="10.5pt"/>
    </style:style>
    <style:style style:name="P2" style:family="paragraph" style:parent-style-name="Standard">
      <style:paragraph-properties fo:line-height="200%"/>
      <style:text-properties fo:font-size="12pt" officeooo:paragraph-rsid="00084fc9" style:font-size-asian="12pt" style:font-size-complex="12pt"/>
    </style:style>
    <style:style style:name="P3" style:family="paragraph" style:parent-style-name="Standard">
      <style:paragraph-properties fo:line-height="200%"/>
      <style:text-properties fo:font-size="10.5pt" officeooo:paragraph-rsid="001289b8" style:font-size-asian="10.5pt" style:font-size-complex="10.5pt"/>
    </style:style>
    <style:style style:name="P4" style:family="paragraph" style:parent-style-name="Text_20_body">
      <style:paragraph-properties fo:line-height="200%"/>
    </style:style>
    <style:style style:name="P5" style:family="paragraph" style:parent-style-name="Text_20_body">
      <style:paragraph-properties fo:line-height="200%"/>
      <style:text-properties officeooo:paragraph-rsid="00065a6a"/>
    </style:style>
    <style:style style:name="P6" style:family="paragraph" style:parent-style-name="Text_20_body">
      <style:paragraph-properties fo:line-height="200%"/>
      <style:text-properties fo:font-size="12pt" fo:font-weight="normal" officeooo:rsid="0004dee3" officeooo:paragraph-rsid="00065a6a" style:font-size-asian="12pt" style:font-weight-asian="normal" style:font-size-complex="12pt" style:font-weight-complex="normal"/>
    </style:style>
    <style:style style:name="P7" style:family="paragraph" style:parent-style-name="Text_20_body">
      <style:paragraph-properties fo:line-height="200%"/>
      <style:text-properties fo:font-size="12pt" fo:font-weight="normal" officeooo:rsid="0004dee3" officeooo:paragraph-rsid="0004dee3" style:font-size-asian="12pt" style:font-weight-asian="normal" style:font-size-complex="12pt" style:font-weight-complex="normal"/>
    </style:style>
    <style:style style:name="P8" style:family="paragraph" style:parent-style-name="Text_20_body">
      <style:paragraph-properties fo:line-height="200%"/>
      <style:text-properties fo:font-size="12pt" fo:font-weight="bold" officeooo:rsid="0004dee3" officeooo:paragraph-rsid="00065a6a" style:font-size-asian="12pt" style:font-weight-asian="bold" style:font-size-complex="12pt" style:font-weight-complex="bold"/>
    </style:style>
    <style:style style:name="P9" style:family="paragraph" style:parent-style-name="Text_20_body">
      <style:paragraph-properties fo:line-height="200%"/>
      <style:text-properties fo:font-size="12pt" fo:font-weight="bold" officeooo:rsid="0004dee3" officeooo:paragraph-rsid="0004dee3" style:font-size-asian="12pt" style:font-weight-asian="bold" style:font-size-complex="12pt" style:font-weight-complex="bold"/>
    </style:style>
    <style:style style:name="P10" style:family="paragraph" style:parent-style-name="Text_20_body">
      <style:paragraph-properties fo:line-height="200%"/>
      <style:text-properties fo:font-size="12pt" fo:font-weight="bold" officeooo:rsid="00065a6a" officeooo:paragraph-rsid="00065a6a" style:font-size-asian="12pt" style:font-weight-asian="bold" style:font-size-complex="12pt" style:font-weight-complex="bold"/>
    </style:style>
    <style:style style:name="P11" style:family="paragraph" style:parent-style-name="Text_20_body">
      <style:paragraph-properties fo:line-height="200%"/>
      <style:text-properties fo:font-size="12pt" officeooo:paragraph-rsid="00065a6a" style:font-size-asian="12pt" style:font-size-complex="12pt"/>
    </style:style>
    <style:style style:name="P12" style:family="paragraph" style:parent-style-name="Text_20_body">
      <style:paragraph-properties fo:line-height="200%"/>
      <style:text-properties fo:font-size="10.5pt" officeooo:paragraph-rsid="00065a6a" style:font-size-asian="10.5pt" style:font-size-complex="10.5pt"/>
    </style:style>
    <style:style style:name="P13" style:family="paragraph" style:parent-style-name="Text_20_body">
      <style:paragraph-properties fo:margin-top="0in" fo:margin-bottom="0in" loext:contextual-spacing="false" fo:line-height="200%"/>
      <style:text-properties fo:font-size="12pt" fo:font-weight="bold" officeooo:rsid="0014b14b" officeooo:paragraph-rsid="0014b14b" style:font-size-asian="12pt" style:font-weight-asian="bold" style:font-size-complex="12pt" style:font-weight-complex="bold"/>
    </style:style>
    <style:style style:name="P14" style:family="paragraph" style:parent-style-name="Text_20_body">
      <style:paragraph-properties fo:margin-top="0in" fo:margin-bottom="0in" loext:contextual-spacing="false" fo:line-height="200%"/>
      <style:text-properties fo:font-size="12pt" fo:font-weight="normal" officeooo:rsid="0014b14b" officeooo:paragraph-rsid="0014b14b" style:font-size-asian="12pt" style:font-weight-asian="normal" style:font-size-complex="12pt" style:font-weight-complex="normal"/>
    </style:style>
    <style:style style:name="P15" style:family="paragraph" style:parent-style-name="Text_20_body">
      <style:paragraph-properties fo:margin-top="0in" fo:margin-bottom="0in" loext:contextual-spacing="false" fo:line-height="200%"/>
      <style:text-properties officeooo:rsid="0014b14b" officeooo:paragraph-rsid="0014b14b"/>
    </style:style>
    <style:style style:name="P16" style:family="paragraph" style:parent-style-name="Heading_20_1">
      <style:paragraph-properties fo:line-height="200%"/>
    </style:style>
    <style:style style:name="P17" style:family="paragraph" style:parent-style-name="Heading_20_1">
      <style:paragraph-properties fo:line-height="200%"/>
      <style:text-properties fo:font-size="24pt" fo:font-weight="bold" officeooo:rsid="0004dee3" style:font-size-asian="24pt" style:font-weight-asian="bold" style:font-size-complex="24pt" style:font-weight-complex="bold"/>
    </style:style>
    <style:style style:name="P18" style:family="paragraph" style:parent-style-name="Heading_20_1">
      <style:paragraph-properties fo:line-height="200%"/>
      <style:text-properties fo:font-size="12pt" style:font-size-asian="12pt" style:font-size-complex="12pt"/>
    </style:style>
    <style:style style:name="P19" style:family="paragraph" style:parent-style-name="Standard">
      <style:paragraph-properties fo:line-height="200%"/>
      <style:text-properties style:font-name="sans-serif" fo:font-size="10.5pt" officeooo:paragraph-rsid="001289b8" style:font-size-asian="10.5pt" style:font-size-complex="10.5pt"/>
    </style:style>
    <style:style style:name="P20" style:family="paragraph" style:parent-style-name="Text_20_body" style:list-style-name="L1">
      <style:paragraph-properties fo:line-height="200%" fo:text-align="justify" style:justify-single-word="false" fo:orphans="2" fo:widows="2"/>
      <style:text-properties fo:font-variant="normal" fo:text-transform="none" fo:color="#000000" style:font-name="helvetica" fo:font-size="10.5pt" fo:letter-spacing="normal" fo:font-style="normal" fo:font-weight="normal" officeooo:paragraph-rsid="00065a6a" style:font-size-asian="10.5pt" style:font-size-complex="10.5pt"/>
    </style:style>
    <style:style style:name="P21" style:family="paragraph" style:parent-style-name="Text_20_body" style:list-style-name="L1">
      <style:paragraph-properties fo:margin-top="0in" fo:margin-bottom="0in" loext:contextual-spacing="false" fo:line-height="200%" fo:text-align="start" style:justify-single-word="false" fo:orphans="2" fo:widows="2"/>
      <style:text-properties fo:font-variant="normal" fo:text-transform="none" fo:color="#990000" style:font-name="helvetica" fo:font-size="10.5pt" fo:letter-spacing="normal" fo:font-style="normal" fo:font-weight="normal" officeooo:paragraph-rsid="00065a6a" style:font-size-asian="10.5pt" style:font-size-complex="10.5pt"/>
    </style:style>
    <style:style style:name="P22" style:family="paragraph" style:parent-style-name="Text_20_body" style:list-style-name="L1">
      <style:paragraph-properties fo:margin-top="0in" fo:margin-bottom="0in" loext:contextual-spacing="false" fo:line-height="200%" fo:text-align="justify" style:justify-single-word="false" fo:orphans="2" fo:widows="2"/>
      <style:text-properties fo:font-variant="normal" fo:text-transform="none" fo:color="#000000" style:font-name="helvetica" fo:font-size="10.5pt" fo:letter-spacing="normal" fo:font-style="normal" fo:font-weight="normal" officeooo:paragraph-rsid="00065a6a" style:font-size-asian="10.5pt" style:font-size-complex="10.5pt"/>
    </style:style>
    <style:style style:name="P23" style:family="paragraph" style:parent-style-name="Text_20_body" style:list-style-name="L1">
      <style:paragraph-properties fo:margin-top="0in" fo:margin-bottom="0in" loext:contextual-spacing="false" fo:line-height="200%" fo:orphans="2" fo:widows="2"/>
      <style:text-properties fo:font-size="10.5pt" officeooo:paragraph-rsid="00065a6a" style:font-size-asian="10.5pt" style:font-size-complex="10.5pt"/>
    </style:style>
    <style:style style:name="P24" style:family="paragraph" style:parent-style-name="Text_20_body" style:list-style-name="L2">
      <style:paragraph-properties fo:margin-top="0in" fo:margin-bottom="0in" loext:contextual-spacing="false" fo:line-height="200%"/>
      <style:text-properties fo:font-size="12pt" officeooo:rsid="001289b8" officeooo:paragraph-rsid="001289b8" style:font-size-asian="12pt" style:font-size-complex="12pt"/>
    </style:style>
    <style:style style:name="P25" style:family="paragraph" style:parent-style-name="Text_20_body" style:list-style-name="L2">
      <style:paragraph-properties fo:margin-top="0in" fo:margin-bottom="0in" loext:contextual-spacing="false" fo:line-height="200%"/>
      <style:text-properties fo:font-size="12pt" officeooo:rsid="0013b06d" officeooo:paragraph-rsid="0013b06d" style:font-size-asian="12pt" style:font-size-complex="12pt"/>
    </style:style>
    <style:style style:name="P26" style:family="paragraph" style:parent-style-name="Text_20_body" style:list-style-name="L2">
      <style:paragraph-properties fo:margin-top="0in" fo:margin-bottom="0in" loext:contextual-spacing="false" fo:line-height="200%"/>
      <style:text-properties fo:font-size="12pt" fo:font-weight="normal" officeooo:rsid="0013b06d" officeooo:paragraph-rsid="0013b06d" style:font-size-asian="12pt" style:font-weight-asian="normal" style:font-size-complex="12pt" style:font-weight-complex="normal"/>
    </style:style>
    <style:style style:name="P27" style:family="paragraph" style:parent-style-name="Heading_20_1" style:list-style-name="L2">
      <style:paragraph-properties fo:margin-top="0in" fo:margin-bottom="0in" loext:contextual-spacing="false" fo:line-height="200%"/>
      <style:text-properties fo:font-size="12pt" fo:font-weight="normal" officeooo:rsid="001289b8" officeooo:paragraph-rsid="001289b8" style:font-size-asian="12pt" style:font-weight-asian="normal" style:font-size-complex="12pt" style:font-weight-complex="normal"/>
    </style:style>
    <style:style style:name="P28" style:family="paragraph" style:parent-style-name="Heading_20_3" style:list-style-name="L2">
      <style:paragraph-properties fo:margin-top="0in" fo:margin-bottom="0in" loext:contextual-spacing="false" fo:line-height="200%"/>
      <style:text-properties fo:font-size="12pt" fo:font-weight="normal" officeooo:rsid="0013b06d" officeooo:paragraph-rsid="0013b06d" style:font-size-asian="12pt" style:font-weight-asian="normal" style:font-size-complex="12pt" style:font-weight-complex="normal"/>
    </style:style>
    <style:style style:name="T1" style:family="text">
      <style:text-properties officeooo:rsid="0001b576"/>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normal" officeooo:rsid="0004dee3" style:font-size-asian="12pt" style:font-weight-asian="normal" style:font-size-complex="12pt" style:font-weight-complex="normal"/>
    </style:style>
    <style:style style:name="T4" style:family="text">
      <style:text-properties fo:font-variant="normal" fo:text-transform="none" fo:color="#000000" style:font-name="helvetica" fo:font-size="10.5pt" fo:letter-spacing="normal" fo:font-style="normal" fo:font-weight="normal" style:font-size-asian="10.5pt" style:font-size-complex="10.5pt"/>
    </style:style>
    <style:style style:name="T5" style:family="text">
      <style:text-properties fo:font-variant="normal" fo:text-transform="none" fo:color="#000000" fo:font-size="10.5pt" fo:letter-spacing="normal" style:font-size-asian="10.5pt" style:font-size-complex="10.5pt"/>
    </style:style>
    <style:style style:name="T6" style:family="text">
      <style:text-properties fo:font-variant="normal" fo:text-transform="none" fo:color="#990000" style:font-name="helvetica" fo:font-size="10.5pt" fo:letter-spacing="normal" fo:font-style="normal" fo:font-weight="normal" style:font-size-asian="10.5pt" style:font-size-complex="10.5pt"/>
    </style:style>
    <style:style style:name="T7" style:family="text">
      <style:text-properties fo:font-variant="normal" fo:text-transform="none" fo:color="#222222" style:font-name="sans-serif" fo:font-size="10.5pt" fo:letter-spacing="normal" fo:font-style="normal" fo:font-weight="normal" style:font-size-asian="10.5pt" style:font-size-complex="10.5pt"/>
    </style:style>
    <style:style style:name="T8" style:family="text">
      <style:text-properties fo:font-variant="normal" fo:text-transform="none" fo:color="#222222" style:font-name="sans-serif" fo:font-size="10.5pt" fo:letter-spacing="normal" fo:font-style="normal" fo:font-weight="normal" officeooo:rsid="0014b14b" style:font-size-asian="10.5pt" style:font-size-complex="10.5pt"/>
    </style:style>
    <style:style style:name="T9" style:family="text">
      <style:text-properties fo:font-style="italic"/>
    </style:style>
    <style:style style:name="T10" style:family="text">
      <style:text-properties officeooo:rsid="0004dee3"/>
    </style:style>
    <style:style style:name="T11" style:family="text">
      <style:text-properties officeooo:rsid="00065a6a"/>
    </style:style>
    <style:style style:name="T12" style:family="text">
      <style:text-properties officeooo:rsid="0009769c"/>
    </style:style>
    <style:style style:name="T13" style:family="text">
      <style:text-properties style:font-name="sans-serif"/>
    </style:style>
    <style:style style:name="T14" style:family="text">
      <style:text-properties officeooo:rsid="000d9dee"/>
    </style:style>
    <style:style style:name="T15" style:family="text">
      <style:text-properties officeooo:rsid="000db06f"/>
    </style:style>
    <style:style style:name="T16" style:family="text">
      <style:text-properties officeooo:rsid="000effd8"/>
    </style:style>
    <style:style style:name="T17" style:family="text">
      <style:text-properties officeooo:rsid="001ab8f5"/>
    </style:style>
    <style:style style:name="T18" style:family="text">
      <style:text-properties officeooo:rsid="0013b06d"/>
    </style:style>
    <style:style style:name="T19" style:family="text">
      <style:text-properties officeooo:rsid="0014b14b"/>
    </style:style>
    <style:style style:name="T20" style:family="text">
      <style:text-properties fo:font-size="10.5pt" style:font-size-asian="10.5pt" style:font-size-complex="10.5pt"/>
    </style:style>
    <style:style style:name="T21" style:family="text">
      <style:text-properties officeooo:rsid="0015f21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bookmark text:name="Capstone-project"/><text:span text:style-name="T21">MLND-</text:span>Capstone project</text:h>
      <text:h text:style-name="P16" text:outline-level="1"><text:bookmark text:name="Recommendation-System"/><text:span text:style-name="T11">Book </text:span>Recommend<text:span text:style-name="T1">er</text:span> System <text:span text:style-name="T12">Proposal </text:span></text:h>
      <text:h text:style-name="P18" text:outline-level="1"><text:bookmark text:name="1.--Object-and-Background-Business-Understanding"/>1. <text:span text:style-name="T10">Domain background</text:span></text:h>
      <text:p text:style-name="P11"><text:s/><text:span text:style-name="T7">Recommender systems have become increasingly popular in recent years, and are utilized in a variety of areas including movies, music, news, books, research articles, search queries, social tags, and products in general. There are also recommender systems for experts,collaborators,jokes, restaurants, garments, financial services,life insurance, romantic partners , and Twitter pages.*</text:span><text:span text:style-name="T8">(1)</text:span></text:p>
      <text:p text:style-name="P9">2.<text:span text:style-name="T11">P</text:span>roblem statement</text:p>
      <text:p text:style-name="P6">As websites <text:span text:style-name="T14">are using recommender systems widely</text:span>, online <text:span text:style-name="T16">book buyer</text:span>s are beginning to see <text:span text:style-name="T16">books</text:span> they did not know existed but were '<text:span text:style-name="T14">recommended</text:span>' to fit their individual tastes. <text:span text:style-name="T14">As a avid reader,I want to build a book recommender system.</text:span></text:p>
      <text:p text:style-name="P6"/>
      <text:p text:style-name="P9">3.<text:span text:style-name="T11">D</text:span>atasets and inputs</text:p>
      <text:p text:style-name="P5"><text:span text:style-name="T4">Collected by Cai-Nicolas Ziegler in a 4-week crawl (August / September 2004) from the </text:span><text:a xlink:type="simple" xlink:href="http://www.bookcrossing.com/" text:style-name="Internet_20_link" text:visited-style-name="Visited_20_Internet_20_Link"><text:span text:style-name="T6">Book-Crossing</text:span></text:a><text:span text:style-name="T5"> </text:span><text:span text:style-name="T4">community with kind permission from Ron Hornbaker, CTO of </text:span><text:a xlink:type="simple" xlink:href="http://www.humankindsystems.com/" text:style-name="Internet_20_link" text:visited-style-name="Visited_20_Internet_20_Link"><text:span text:style-name="T6">Humankind Systems</text:span></text:a><text:span text:style-name="T4">. Contains 278,858 users (anonymized but with demographic information) providing 1,149,780 ratings (explicit / implicit) about 271,379 books.</text:span><text:span text:style-name="T20"><text:line-break/></text:span></text:p>
      <text:p text:style-name="P12"/>
      <text:p text:style-name="P12">The Book-Crossing dataset [3] used in the study comprised of three delimited files and the delimiter was ";".</text:p>
      <text:p text:style-name="P1"><text:soft-page-break/>The Book-Crossing dataset comprises 3 tables.</text:p>
      <text:list xml:id="list4725365272314243746" text:style-name="L1">
        <text:list-item>
          <text:p text:style-name="P21">BX-Users</text:p>
          <text:p text:style-name="P22">Contains the users. Note that user IDs (<text:span text:style-name="T9">`User-ID`</text:span>) have been anonymized and map to integers. Demographic data is provided (<text:span text:style-name="T9">`Location`</text:span>, <text:span text:style-name="T9">`Age`</text:span>) if available. Otherwise, these fields contain <text:span text:style-name="T9">NULL</text:span>-values.</text:p>
          <text:p text:style-name="P23"/>
        </text:list-item>
        <text:list-item>
          <text:p text:style-name="P21">BX-Books</text:p>
          <text:p text:style-name="P22">Books are identified by their respective ISBN. Invalid ISBNs have already been removed from the dataset. Moreover, some content-based information is given (<text:span text:style-name="T9">`Book-Title`</text:span>, <text:span text:style-name="T9">`Book-Author`</text:span>, <text:span text:style-name="T9">`Year-Of-Publication`</text:span>, <text:span text:style-name="T9">`Publisher`</text:span>), obtained from Amazon Web Services. Note that in case of several authors, only the first is provided. URLs linking to cover images are also given, appearing in three different flavours (<text:span text:style-name="T9">`Image-URL-S`</text:span>, <text:span text:style-name="T9">`Image-URL-M`</text:span>, <text:span text:style-name="T9">`Image-URL-L`</text:span>), i.e., small, medium, large. These URLs point to the Amazon web site.</text:p>
          <text:p text:style-name="P23"/>
        </text:list-item>
        <text:list-item>
          <text:p text:style-name="P21">BX-Book-Ratings</text:p>
          <text:p text:style-name="P20">Contains the book rating information. Ratings (<text:span text:style-name="T9">`Book-Rating`</text:span>) are either explicit, expressed on a scale from 1-10 (higher values denoting higher appreciation), or implicit, expressed by 0.*<text:span text:style-name="T19">(2)</text:span></text:p>
        </text:list-item>
      </text:list>
      <text:p text:style-name="P8"/>
      <text:p text:style-name="P9">4. <text:span text:style-name="T11">P</text:span>roblem solution</text:p>
      <text:p text:style-name="P6">Recommendations made by <text:span text:style-name="T15">websites</text:span> are not made at random, but are based on other similar <text:span text:style-name="T16">reader</text:span>s’ preferences or <text:span text:style-name="T16">purchase histories</text:span>. <text:span text:style-name="T16">Recently</text:span> this phenomenon is becoming a powerful <text:s/>marketing tool that retailers deploy to meet <text:span text:style-name="T16">reader</text:span> expectations and generate sales through up-selling or cross-selling. And the <text:span text:style-name="T21">engine to generate</text:span> <text:span text:style-name="T16">recommendations</text:span> <text:span text:style-name="T21">is </text:span>powered by algorithm based <text:soft-page-break/>Recommendation Systems using an array of techniques such as Collaborative Filtering and Markov Chains. </text:p>
      <text:p text:style-name="P7"/>
      <text:p text:style-name="P9">5.<text:span text:style-name="T11">Benchmark model</text:span></text:p>
      <text:p text:style-name="P5"><text:span text:style-name="T3">The goal of this project is to build a Recommendation System for book buyers through Collaborative Filtering, </text:span>Collaborative filtering produces recommendations based on the knowledge of users’ attitude to items, that is it uses the "wisdom of the crowd" to recommend items. </text:p>
      <text:p text:style-name="P10">6.<text:span text:style-name="T17">Evaluation Metrics <text:s text:c="4"/></text:span></text:p>
      <text:p text:style-name="P3"><text:span text:style-name="T13">A distance metric commonly used in recommender systems is </text:span><text:span text:style-name="Emphasis"><text:span text:style-name="T13">cosine similarity</text:span></text:span><text:span text:style-name="T13">, where the ratings are seen as vectors in </text:span><text:span text:style-name="Source_20_Text">n</text:span><text:span text:style-name="T13">-dimensional space and the similarity is calculated based on the angle between these vectors. </text:span></text:p>
      <text:p text:style-name="P19">Cosine similarity is recommended to use when there is a sparse data. A problem with Cosine similarity is that it does not consider the differences in the mean and variance of the ratings made to items. On the other hand In our case as we have a dataset with high sparsity <text:s/>so We are going to use <text:s/>cosine similarity .</text:p>
      <text:p text:style-name="P10"/>
      <text:p text:style-name="P10"/>
      <text:p text:style-name="P10"><text:span text:style-name="T17">7.</text:span>Project design (workflow)</text:p>
      <text:p text:style-name="P2"/>
      <text:list xml:id="list8548613748769387231" text:style-name="L2">
        <text:list-item>
          <text:p text:style-name="P24">Data cleaning with pandas, sframe</text:p>
        </text:list-item>
        <text:list-item>
          <text:p text:style-name="P24">data visualization with graph lab</text:p>
        </text:list-item>
        <text:list-item>
          <text:p text:style-name="P24">cosine similarity to build <text:s/>recommender</text:p>
        </text:list-item>
        <text:list-item>
          <text:p text:style-name="P24">cross-validation</text:p>
        </text:list-item>
        <text:list-item>
          <text:h text:style-name="P27" text:outline-level="1"><text:bookmark text:name="5.3.1.-Evaluating-Item-Item-Similarity-Recommender"/>Evaluating <text:s/>Recommender <text:span text:style-name="T18">with RMSE and F1</text:span></text:h>
        </text:list-item>
        <text:list-item>
          <text:p text:style-name="P25">Adjust recommender parameters with grid searc<text:bookmark text:name="Model-Comparisions"/>h</text:p>
        </text:list-item>
        <text:list-item>
          <text:p text:style-name="P26"><text:soft-page-break/>Model Comparisions to select the best model.</text:p>
        </text:list-item>
        <text:list-item>
          <text:p text:style-name="P25">evaluate our final model with the best parameters inputted</text:p>
        </text:list-item>
        <text:list-item>
          <text:h text:style-name="P28" text:outline-level="3"><text:bookmark text:name="Comparison-of-Final-Model-with-the-Previous-Models-by-RMSE"/>Comparison of Final Model with the Previous Models by RMSE</text:h>
        </text:list-item>
        <text:list-item>
          <text:h text:style-name="P28" text:outline-level="3"><text:bookmark text:name="Comparison-of-Final-Model-with-the-Previous-Models-by-Precision-,-Recall-and-Cutoff"/>Comparison of Final Model with the Previous Models by Precision , Recall and Cutoff</text:h>
        </text:list-item>
        <text:list-item>
          <text:h text:style-name="P28" text:outline-level="3"><text:bookmark text:name="6.1.-The-Final-User-Item-Recommendation-Model"/>The final Recommender Model</text:h>
        </text:list-item>
      </text:list>
      <text:p text:style-name="P13">refrences</text:p>
      <text:p text:style-name="P14">(1) <text:a xlink:type="simple" xlink:href="https://en.wikipedia.org/wiki/Recommender_system" text:style-name="Internet_20_link" text:visited-style-name="Visited_20_Internet_20_Link">https://en.wikipedia.org/wiki/Recommender_system</text:a></text:p>
      <text:p text:style-name="P15"><text:span text:style-name="T2">(2) </text:span>http://www2.informatik.uni-freiburg.de/~cziegler/BX/</text:p>
      <text:p text:style-name="P4"/>
      <text:h text:style-name="P17"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9T17:20:08.245068995</meta:creation-date>
    <meta:editing-duration>PT23M4S</meta:editing-duration>
    <meta:editing-cycles>5</meta:editing-cycles>
    <meta:generator>LibreOffice/5.1.6.2$Linux_X86_64 LibreOffice_project/10m0$Build-2</meta:generator>
    <dc:date>2017-07-10T20:04:39.815995487</dc:date>
    <meta:document-statistic meta:table-count="0" meta:image-count="0" meta:object-count="0" meta:page-count="4" meta:paragraph-count="40" meta:word-count="607" meta:character-count="4135" meta:non-whitespace-character-count="3569"/>
  </office:meta>
</office:document-meta>
</file>